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4.415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60"/>
    <style:style style:name="ce3" style:family="table-cell" style:parent-style-name="Default">
      <style:table-cell-properties fo:background-color="#9966cc"/>
    </style:style>
    <style:style style:name="ce4" style:family="table-cell" style:parent-style-name="Default" style:data-style-name="N0">
      <style:table-cell-properties fo:background-color="#9966cc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 style:data-style-name="N51"/>
    <style:style style:name="ce7" style:family="table-cell" style:parent-style-name="Default">
      <style:table-cell-properties fo:background-color="#47b8b8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6.002cm" svg:height="9.01cm" svg:x="27.704cm" svg:y="17.941cm">
            <draw:object draw:notify-on-update-of-ranges="Sheet1.D49:Sheet1.D59 Sheet1.E49:Sheet1.E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002cm" svg:height="8.984cm" svg:x="26.384cm" svg:y="25.097cm">
            <draw:object draw:notify-on-update-of-ranges="Sheet1.D49:Sheet1.D59 Sheet1.F48:Sheet1.F48 Sheet1.F49:Sheet1.F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5.999cm" svg:height="8.999cm" svg:x="18.174cm" svg:y="38.666cm">
            <draw:object draw:notify-on-update-of-ranges="Sheet1.B92:Sheet1.B92 Sheet1.B93:Sheet1.B100 Sheet1.C92:Sheet1.C92 Sheet1.C93:Sheet1.C100 Sheet1.D92:Sheet1.D92 Sheet1.D93:Sheet1.D100 Sheet1.B93:Sheet1.B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9cm" svg:height="8.999cm" svg:x="17.426cm" svg:y="48.762cm">
            <draw:object draw:notify-on-update-of-ranges="Sheet1.B115:Sheet1.B115 Sheet1.B116:Sheet1.B123 Sheet1.C115:Sheet1.C115 Sheet1.C116:Sheet1.C123 Sheet1.B115:Sheet1.B115 Sheet1.B116:Sheet1.B123 Sheet1.D115:Sheet1.D115 Sheet1.D116:Sheet1.D1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26.521cm" svg:y="33.957cm">
            <draw:object draw:notify-on-update-of-ranges="Sheet1.B81:Sheet1.B89 Sheet1.C80:Sheet1.C80 Sheet1.C81:Sheet1.C89 Sheet1.D80:Sheet1.D80 Sheet1.D81:Sheet1.D89 Sheet1.B81:Sheet1.B89 Sheet1.C92:Sheet1.C92 Sheet1.C93:Sheet1.C100 Sheet1.B93:Sheet1.B100 Sheet1.E80:Sheet1.E80 Sheet1.E81:Sheet1.E89 Sheet1.B81:Sheet1.B8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15.999cm" svg:height="8.999cm" svg:x="15.823cm" svg:y="59.172cm">
            <draw:object draw:notify-on-update-of-ranges="Sheet1.B139:Sheet1.B139 Sheet1.B140:Sheet1.B147 Sheet1.C139:Sheet1.C139 Sheet1.C140:Sheet1.C147 Sheet1.D139:Sheet1.D139 Sheet1.D140:Sheet1.D147 Sheet1.B140:Sheet1.B14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>
            <text:p>daily</text:p>
          </table:table-cell>
          <table:table-cell table:style-name="ce5" office:value-type="string">
            <text:p>spring-neap</text:p>
          </table:table-cell>
          <table:table-cell table:style-name="ce7" office:value-type="string">
            <text:p>per second</text:p>
          </table:table-cell>
          <table:table-cell table:style-name="ce7" office:value-type="string">
            <text:p>scaled for fine mesh</text:p>
          </table:table-cell>
          <table:table-cell table:number-columns-repeated="2"/>
        </table:table-row>
        <table:table-row table:style-name="ro1">
          <table:table-cell office:value-type="string">
            <text:p>low rate</text:p>
          </table:table-cell>
          <table:table-cell table:style-name="ce4" office:value-type="float" office:value="64800">
            <text:p>64800</text:p>
          </table:table-cell>
          <table:table-cell table:style-name="ce5" table:formula="of:=[.B2]*[.$B$5]" office:value-type="float" office:value="907200">
            <text:p>907200</text:p>
          </table:table-cell>
          <table:table-cell table:style-name="ce7" table:formula="of:=[.C2]/(60*60*24*[.B5])" office:value-type="float" office:value="0.75">
            <text:p>0.75</text:p>
          </table:table-cell>
          <table:table-cell table:style-name="ce7" table:formula="of:=[.D2]*[.B6]" office:value-type="float" office:value="0.0152418899429708">
            <text:p>0.0152418899</text:p>
          </table:table-cell>
          <table:table-cell table:number-columns-repeated="2"/>
        </table:table-row>
        <table:table-row table:style-name="ro1">
          <table:table-cell office:value-type="string">
            <text:p>high rate</text:p>
          </table:table-cell>
          <table:table-cell table:style-name="ce4" office:value-type="float" office:value="97200000">
            <text:p>97200000</text:p>
          </table:table-cell>
          <table:table-cell table:style-name="ce5" table:formula="of:=[.B3]*[.$B$5]" office:value-type="float" office:value="1360800000">
            <text:p>1360800000</text:p>
          </table:table-cell>
          <table:table-cell table:style-name="ce7" table:formula="of:=[.C3]/(60*60*24*[.B5])" office:value-type="float" office:value="1125">
            <text:p>1125</text:p>
          </table:table-cell>
          <table:table-cell table:style-name="ce7" table:formula="of:=[.D3]*[.B6]" office:value-type="float" office:value="22.8628349144562">
            <text:p>22.86283491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pring-neap days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fine mesh scaling</text:p>
          </table:table-cell>
          <table:table-cell table:formula="of:=16285.35474/801345.2466" office:value-type="float" office:value="0.0203225199239611">
            <text:p>0.0203225199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\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oper scaling for volu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olume</text:p>
          </table:table-cell>
          <table:table-cell office:value-type="string">
            <text:p>daily rate (mmol/day)</text:p>
          </table:table-cell>
          <table:table-cell office:value-type="string">
            <text:p>daily rate (mmol/m3/day)</text:p>
          </table:table-cell>
          <table:table-cell office:value-type="string">
            <text:p>time step rate</text:p>
          </table:table-cell>
          <table:table-cell table:number-columns-repeated="2"/>
        </table:table-row>
        <table:table-row table:style-name="ro1">
          <table:table-cell office:value-type="string">
            <text:p>S5 low</text:p>
          </table:table-cell>
          <table:table-cell office:value-type="float" office:value="801345.2466">
            <text:p>801345.2466</text:p>
          </table:table-cell>
          <table:table-cell table:style-name="ce2" office:value-type="float" office:value="64800">
            <text:p>6.48E+004</text:p>
          </table:table-cell>
          <table:table-cell table:formula="of:=[.C15]/[.B15]" office:value-type="float" office:value="0.0808640224359447">
            <text:p>0.0808640224</text:p>
          </table:table-cell>
          <table:table-cell table:style-name="ce1" table:formula="of:=[.D15]*[.B20]/86400" office:value-type="float" office:value="0.00000187185237120242">
            <text:p>0.000002</text:p>
          </table:table-cell>
          <table:table-cell table:number-columns-repeated="2"/>
        </table:table-row>
        <table:table-row table:style-name="ro1">
          <table:table-cell office:value-type="string">
            <text:p>S7 low</text:p>
          </table:table-cell>
          <table:table-cell office:value-type="float" office:value="16285.35474">
            <text:p>16285.35474</text:p>
          </table:table-cell>
          <table:table-cell table:style-name="ce2" office:value-type="float" office:value="64800">
            <text:p>6.48E+004</text:p>
          </table:table-cell>
          <table:table-cell table:formula="of:=[.C16]/[.B16]" office:value-type="float" office:value="3.97903521504746">
            <text:p>3.979035215</text:p>
          </table:table-cell>
          <table:table-cell table:style-name="ce1" table:formula="of:=[.D16]*[.B21]/86400" office:value-type="float" office:value="0.0000230268241611543">
            <text:p>0.000023</text:p>
          </table:table-cell>
          <table:table-cell table:number-columns-repeated="2"/>
        </table:table-row>
        <table:table-row table:style-name="ro1">
          <table:table-cell office:value-type="string">
            <text:p>S5 high</text:p>
          </table:table-cell>
          <table:table-cell office:value-type="float" office:value="801345.2466">
            <text:p>801345.2466</text:p>
          </table:table-cell>
          <table:table-cell table:style-name="ce2" office:value-type="float" office:value="97200000">
            <text:p>9.72E+007</text:p>
          </table:table-cell>
          <table:table-cell table:formula="of:=[.C17]/[.B17]" office:value-type="float" office:value="121.296033653917">
            <text:p>121.2960336539</text:p>
          </table:table-cell>
          <table:table-cell table:style-name="ce1" table:formula="of:=[.D17]*[.B20]/86400" office:value-type="float" office:value="0.00280777855680363">
            <text:p>0.002808</text:p>
          </table:table-cell>
          <table:table-cell table:number-columns-repeated="2"/>
        </table:table-row>
        <table:table-row table:style-name="ro1">
          <table:table-cell office:value-type="string">
            <text:p>S7 high</text:p>
          </table:table-cell>
          <table:table-cell office:value-type="float" office:value="16285.35474">
            <text:p>16285.35474</text:p>
          </table:table-cell>
          <table:table-cell table:style-name="ce2" office:value-type="float" office:value="97200000">
            <text:p>9.72E+007</text:p>
          </table:table-cell>
          <table:table-cell table:formula="of:=[.C18]/[.B18]" office:value-type="float" office:value="5968.55282257118">
            <text:p>5968.5528225712</text:p>
          </table:table-cell>
          <table:table-cell table:style-name="ce1" table:formula="of:=[.D18]*[.B21]/86400" office:value-type="float" office:value="0.0345402362417314">
            <text:p>0.03454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ime step coars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me step fine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ates</text:p>
          </table:table-cell>
          <table:table-cell office:value-type="string">
            <text:p>Calculated timespan (in day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06-01-07">
            <text:p>07/01/2006 00:00:00</text:p>
          </table:table-cell>
          <table:table-cell table:formula="of:=DAY([.C29])-DAY([.C28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date" office:date-value="2006-01-12">
            <text:p>12/01/2006 00:00:00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>
            <text:p>Use regression through the synthetic input tests to get model input rat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ily input amount</text:p>
          </table:table-cell>
          <table:table-cell office:value-type="string">
            <text:p>model input (coarse)</text:p>
          </table:table-cell>
          <table:table-cell office:value-type="string">
            <text:p>model input (fine – eq. 7)</text:p>
          </table:table-cell>
          <table:table-cell office:value-type="string">
            <text:p>model input (fine – eq. 8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97200000">
            <text:p>9.72E+007</text:p>
          </table:table-cell>
          <table:table-cell table:formula="of:=[.$B40]/66789786.9810868" office:value-type="float" office:value="1.45531232233941">
            <text:p>1.4553123223</text:p>
          </table:table-cell>
          <table:table-cell table:formula="of:=[.$B40]/3653102.63965249" office:value-type="float" office:value="26.6075195766321">
            <text:p>26.6075195766</text:p>
          </table:table-cell>
          <table:table-cell table:formula="of:=[.$B40]/3669336.36706268" office:value-type="float" office:value="26.4898036801704">
            <text:p>26.489803680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4800">
            <text:p>6.48E+004</text:p>
          </table:table-cell>
          <table:table-cell table:formula="of:=[.$B41]/66789786.9810868" office:value-type="float" office:value="0.000970208214892941">
            <text:p>0.0009702082</text:p>
          </table:table-cell>
          <table:table-cell table:formula="of:=[.$B41]/3653102.63965249" office:value-type="float" office:value="0.0177383463844214">
            <text:p>0.0177383464</text:p>
          </table:table-cell>
          <table:table-cell table:formula="of:=[.$B41]/3669336.36706268" office:value-type="float" office:value="0.0176598691201136">
            <text:p>0.017659869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00000000000">
            <text:p>2.00E+011</text:p>
          </table:table-cell>
          <table:table-cell table:formula="of:=[.$B42]/66789786.9810868" office:value-type="float" office:value="2994.46979905229">
            <text:p>2994.4697990523</text:p>
          </table:table-cell>
          <table:table-cell table:formula="of:=[.$B42]/3653102.63965249" office:value-type="float" office:value="54747.9826679673">
            <text:p>54747.9826679673</text:p>
          </table:table-cell>
          <table:table-cell table:formula="of:=[.$B42]/3669336.36706268" office:value-type="float" office:value="54505.7688892395">
            <text:p>54505.768889239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High res total CO2 values (failed at 100 input, for some reason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put rate</text:p>
          </table:table-cell>
          <table:table-cell office:value-type="string">
            <text:p>measured daily total (fine)</text:p>
          </table:table-cell>
          <table:table-cell office:value-type="string">
            <text:p>measured daily total (coarse)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00001">
            <text:p>0.000001</text:p>
          </table:table-cell>
          <table:table-cell table:style-name="ce2" office:value-type="float" office:value="3.65294532038">
            <text:p>3.65E+000</text:p>
          </table:table-cell>
          <table:table-cell table:style-name="ce2" office:value-type="float" office:value="61.968447316">
            <text:p>6.20E+001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float" office:value="0.00001">
            <text:p>0.00001</text:p>
          </table:table-cell>
          <table:table-cell table:style-name="ce2" office:value-type="float" office:value="36.5294533455">
            <text:p>3.65E+001</text:p>
          </table:table-cell>
          <table:table-cell table:style-name="ce2" office:value-type="float" office:value="619.684477235">
            <text:p>6.20E+002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001">
            <text:p>0.0001</text:p>
          </table:table-cell>
          <table:table-cell table:style-name="ce2" office:value-type="float" office:value="365.294547747">
            <text:p>3.65E+002</text:p>
          </table:table-cell>
          <table:table-cell table:style-name="ce2" office:value-type="float" office:value="6196.84518453">
            <text:p>6.20E+003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01">
            <text:p>0.001</text:p>
          </table:table-cell>
          <table:table-cell table:style-name="ce2" office:value-type="float" office:value="3652.94690578">
            <text:p>3.65E+003</text:p>
          </table:table-cell>
          <table:table-cell table:style-name="ce2" office:value-type="float" office:value="61968.4930311">
            <text:p>6.20E+004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01">
            <text:p>0.01</text:p>
          </table:table-cell>
          <table:table-cell table:style-name="ce2" office:value-type="float" office:value="36529.6118929">
            <text:p>3.65E+004</text:p>
          </table:table-cell>
          <table:table-cell table:style-name="ce2" office:value-type="float" office:value="619689.049111">
            <text:p>6.20E+005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0.1">
            <text:p>0.1</text:p>
          </table:table-cell>
          <table:table-cell table:style-name="ce2" office:value-type="float" office:value="365310.406989">
            <text:p>3.65E+005</text:p>
          </table:table-cell>
          <table:table-cell table:style-name="ce2" office:value-type="float" office:value="6197302.51359">
            <text:p>6.20E+006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table:style-name="ce2" office:value-type="float" office:value="3654538.33226">
            <text:p>3.65E+006</text:p>
          </table:table-cell>
          <table:table-cell table:style-name="ce2" office:value-type="float" office:value="62014359.6884">
            <text:p>6.20E+007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10">
            <text:p>10</text:p>
          </table:table-cell>
          <table:table-cell table:style-name="ce2" office:value-type="float" office:value="36694859.8718">
            <text:p>3.67E+007</text:p>
          </table:table-cell>
          <table:table-cell table:style-name="ce2" office:value-type="float" office:value="624437678.626">
            <text:p>6.24E+008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26.4812639763">
            <text:p>26.4812639763</text:p>
          </table:table-cell>
          <table:table-cell table:style-name="ce2" office:value-type="float" office:value="98000000">
            <text:p>9.80E+007</text:p>
          </table:table-cell>
          <table:table-cell table:style-name="ce2"/>
          <table:table-cell/>
        </table:table-row>
        <table:table-row table:style-name="ro1">
          <table:table-cell table:style-name="ce1"/>
          <table:table-cell table:number-columns-repeated="2"/>
          <table:table-cell office:value-type="float" office:value="100">
            <text:p>100</text:p>
          </table:table-cell>
          <table:table-cell table:style-name="ce2"/>
          <table:table-cell table:style-name="ce2" office:value-type="float" office:value="6683372958.05">
            <text:p>6.68E+009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float" office:value="1000">
            <text:p>1000</text:p>
          </table:table-cell>
          <table:table-cell table:style-name="ce2" office:value-type="float" office:value="4657511258.7">
            <text:p>4.66E+009</text:p>
          </table:table-cell>
          <table:table-cell table:style-name="ce2" office:value-type="float" office:value="83772347629.9">
            <text:p>8.38E+01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Linear interpolation between two points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office:value-type="string">
            <text:p>fine low</text:p>
          </table:table-cell>
          <table:table-cell office:value-type="string">
            <text:p>fine high</text:p>
          </table:table-cell>
          <table:table-cell office:value-type="string">
            <text:p>coarse low</text:p>
          </table:table-cell>
          <table:table-cell office:value-type="string">
            <text:p>coarse high</text:p>
          </table:table-cell>
          <table:table-cell table:style-name="ce1" table:number-columns-repeated="2"/>
        </table:table-row>
        <table:table-row table:style-name="ro1">
          <table:table-cell office:value-type="string">
            <text:p>x</text:p>
          </table:table-cell>
          <table:table-cell table:style-name="ce2" office:value-type="float" office:value="64800">
            <text:p>6.48E+004</text:p>
          </table:table-cell>
          <table:table-cell table:style-name="ce2" office:value-type="float" office:value="97200000">
            <text:p>9.72E+007</text:p>
          </table:table-cell>
          <table:table-cell table:style-name="ce2" office:value-type="float" office:value="64800">
            <text:p>6.48E+004</text:p>
          </table:table-cell>
          <table:table-cell table:style-name="ce2" office:value-type="float" office:value="97200000">
            <text:p>9.72E+007</text:p>
          </table:table-cell>
          <table:table-cell/>
          <table:table-cell table:style-name="ce1"/>
        </table:table-row>
        <table:table-row table:style-name="ro1">
          <table:table-cell office:value-type="string">
            <text:p>x0</text:p>
          </table:table-cell>
          <table:table-cell table:formula="of:=[.E53]" office:value-type="float" office:value="36529.6118929">
            <text:p>3.65E+004</text:p>
          </table:table-cell>
          <table:table-cell table:formula="of:=[.E56]" office:value-type="float" office:value="36694859.8718">
            <text:p>3.67E+007</text:p>
          </table:table-cell>
          <table:table-cell table:formula="of:=[.F52]" office:value-type="float" office:value="61968.4930311">
            <text:p>6.20E+004</text:p>
          </table:table-cell>
          <table:table-cell table:formula="of:=[.F54]" office:value-type="float" office:value="6197302.51359">
            <text:p>6.20E+006</text:p>
          </table:table-cell>
          <table:table-cell/>
          <table:table-cell table:style-name="ce1"/>
        </table:table-row>
        <table:table-row table:style-name="ro1">
          <table:table-cell office:value-type="string">
            <text:p>x1</text:p>
          </table:table-cell>
          <table:table-cell table:formula="of:=[.E54]" office:value-type="float" office:value="365310.406989">
            <text:p>3.65E+005</text:p>
          </table:table-cell>
          <table:table-cell table:formula="of:=[.E57]" office:value-type="float" office:value="98000000">
            <text:p>9.80E+007</text:p>
          </table:table-cell>
          <table:table-cell table:formula="of:=[.F53]" office:value-type="float" office:value="619689.049111">
            <text:p>6.20E+005</text:p>
          </table:table-cell>
          <table:table-cell table:formula="of:=[.F55]" office:value-type="float" office:value="62014359.6884">
            <text:p>6.20E+007</text:p>
          </table:table-cell>
          <table:table-cell/>
          <table:table-cell table:style-name="ce1"/>
        </table:table-row>
        <table:table-row table:style-name="ro1">
          <table:table-cell office:value-type="string">
            <text:p>y0</text:p>
          </table:table-cell>
          <table:table-cell table:formula="of:=[.$D53]" office:value-type="float" office:value="0.01">
            <text:p>0.01</text:p>
          </table:table-cell>
          <table:table-cell table:formula="of:=[.D56]" office:value-type="float" office:value="10">
            <text:p>10</text:p>
          </table:table-cell>
          <table:table-cell table:formula="of:=[.D52]" office:value-type="float" office:value="0.001">
            <text:p>0.001</text:p>
          </table:table-cell>
          <table:table-cell table:formula="of:=[.D54]" office:value-type="float" office:value="0.1">
            <text:p>0.1</text:p>
          </table:table-cell>
          <table:table-cell/>
          <table:table-cell table:style-name="ce1"/>
        </table:table-row>
        <table:table-row table:style-name="ro1">
          <table:table-cell office:value-type="string">
            <text:p>y1</text:p>
          </table:table-cell>
          <table:table-cell table:formula="of:=[.$D54]" office:value-type="float" office:value="0.1">
            <text:p>0.1</text:p>
          </table:table-cell>
          <table:table-cell table:formula="of:=[.D57]" office:value-type="float" office:value="26.4812639763">
            <text:p>26.4812639763</text:p>
          </table:table-cell>
          <table:table-cell table:formula="of:=[.D53]" office:value-type="float" office:value="0.01">
            <text:p>0.01</text:p>
          </table:table-cell>
          <table:table-cell table:formula="of:=[.D55]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office:value-type="string">
            <text:p>y</text:p>
          </table:table-cell>
          <table:table-cell table:formula="of:=[.B69]+(([.B66]-[.B67])*(([.B70]-[.B69])/([.B68]-[.B67])))" office:value-type="float" office:value="0.017738696929957">
            <text:p>0.0177386969</text:p>
          </table:table-cell>
          <table:table-cell table:formula="of:=[.C69]+(([.C66]-[.C67])*(([.C70]-[.C69])/([.C68]-[.C67])))" office:value-type="float" office:value="26.2661921054346">
            <text:p>26.2661921054</text:p>
          </table:table-cell>
          <table:table-cell table:formula="of:=[.D69]+(([.D66]-[.D67])*(([.D70]-[.D69])/([.D68]-[.D67])))" office:value-type="float" office:value="0.00104569234976602">
            <text:p>0.0010456923</text:p>
          </table:table-cell>
          <table:table-cell table:formula="of:=[.E69]+(([.E66]-[.E67])*(([.E70]-[.E69])/([.E68]-[.E67])))" office:value-type="float" office:value="1.56733690171561">
            <text:p>1.5673369017</text:p>
          </table:table-cell>
          <table:table-cell/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all)</text:p>
          </table:table-cell>
          <table:table-cell office:value-type="string">
            <text:p>tidal range (selected)</text:p>
          </table:table-cell>
          <table:table-cell office:value-type="string">
            <text:p>tidal range (adjacent)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1*(10^([.A81]))" office:value-type="float" office:value="10">
            <text:p>10</text:p>
          </table:table-cell>
          <table:table-cell office:value-type="float" office:value="29.73">
            <text:p>29.73</text:p>
          </table:table-cell>
          <table:table-cell office:value-type="float" office:value="21.15">
            <text:p>21.15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82]))" office:value-type="float" office:value="1">
            <text:p>1</text:p>
          </table:table-cell>
          <table:table-cell office:value-type="float" office:value="4.53">
            <text:p>4.53</text:p>
          </table:table-cell>
          <table:table-cell office:value-type="float" office:value="4.27">
            <text:p>4.27</text:p>
          </table:table-cell>
          <table:table-cell office:value-type="string">
            <text:p>\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formula="of:=1*(10^([.A83]))" office:value-type="float" office:value="0.1">
            <text:p>0.1</text:p>
          </table:table-cell>
          <table:table-cell office:value-type="float" office:value="4.71">
            <text:p>4.71</text:p>
          </table:table-cell>
          <table:table-cell office:value-type="float" office:value="4.45">
            <text:p>4.45</text:p>
          </table:table-cell>
          <table:table-cell office:value-type="float" office:value="5.06">
            <text:p>5.06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table:formula="of:=1*(10^([.A84]))" office:value-type="float" office:value="0.01">
            <text:p>0.01</text:p>
          </table:table-cell>
          <table:table-cell office:value-type="float" office:value="4.57">
            <text:p>4.57</text:p>
          </table:table-cell>
          <table:table-cell office:value-type="float" office:value="4.35">
            <text:p>4.35</text:p>
          </table:table-cell>
          <table:table-cell office:value-type="float" office:value="4.61">
            <text:p>4.61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table:formula="of:=1*(10^([.A85]))" office:value-type="float" office:value="0.001">
            <text:p>0.001</text:p>
          </table:table-cell>
          <table:table-cell office:value-type="float" office:value="4.39">
            <text:p>4.39</text:p>
          </table:table-cell>
          <table:table-cell office:value-type="float" office:value="4.34">
            <text:p>4.34</text:p>
          </table:table-cell>
          <table:table-cell office:value-type="float" office:value="4.66">
            <text:p>4.6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table:formula="of:=1*(10^([.A86]))" office:value-type="float" office:value="0.0001">
            <text:p>0.0001</text:p>
          </table:table-cell>
          <table:table-cell office:value-type="float" office:value="5.54">
            <text:p>5.54</text:p>
          </table:table-cell>
          <table:table-cell office:value-type="float" office:value="4.54">
            <text:p>4.54</text:p>
          </table:table-cell>
          <table:table-cell office:value-type="float" office:value="4.4">
            <text:p>4.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f:=1*(10^([.A87]))" office:value-type="float" office:value="0.00001">
            <text:p>0.00001</text:p>
          </table:table-cell>
          <table:table-cell office:value-type="float" office:value="4.81">
            <text:p>4.81</text:p>
          </table:table-cell>
          <table:table-cell office:value-type="float" office:value="4.42">
            <text:p>4.42</text:p>
          </table:table-cell>
          <table:table-cell office:value-type="float" office:value="4.61">
            <text:p>4.61</text:p>
          </table:table-cell>
          <table:table-cell office:value-type="string">
            <text:p>short run (crashed?)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formula="of:=1*(10^([.A88]))" office:value-type="float" office:value="0.000001">
            <text:p>0.000001</text:p>
          </table:table-cell>
          <table:table-cell office:value-type="float" office:value="5.44">
            <text:p>5.44</text:p>
          </table:table-cell>
          <table:table-cell office:value-type="float" office:value="4.52">
            <text:p>4.52</text:p>
          </table:table-cell>
          <table:table-cell office:value-type="float" office:value="4.75">
            <text:p>4.75</text:p>
          </table:table-cell>
          <table:table-cell office:value-type="string">
            <text:p>short run (crashed?)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formula="of:=1*(10^([.A89]))" office:value-type="float" office:value="0.0000001">
            <text:p>0.0000001</text:p>
          </table:table-cell>
          <table:table-cell office:value-type="float" office:value="5.06">
            <text:p>5.06</text:p>
          </table:table-cell>
          <table:table-cell office:value-type="float" office:value="4.48">
            <text:p>4.48</text:p>
          </table:table-cell>
          <table:table-cell office:value-type="float" office:value="4.53">
            <text:p>4.53</text:p>
          </table:table-cell>
          <table:table-cell office:value-type="string">
            <text:p>short run (crashed?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cond row in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220)</text:p>
          </table:table-cell>
          <table:table-cell office:value-type="string">
            <text:p>tidal range (230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93]))" office:value-type="float" office:value="1">
            <text:p>1</text:p>
          </table:table-cell>
          <table:table-cell office:value-type="float" office:value="4.38">
            <text:p>4.38</text:p>
          </table:table-cell>
          <table:table-cell office:value-type="float" office:value="4.63">
            <text:p>4.63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1*(10^([.A94]))" office:value-type="float" office:value="0.1">
            <text:p>0.1</text:p>
          </table:table-cell>
          <table:table-cell office:value-type="float" office:value="4.37">
            <text:p>4.37</text:p>
          </table:table-cell>
          <table:table-cell office:value-type="float" office:value="4.62">
            <text:p>4.62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1*(10^([.A95]))" office:value-type="float" office:value="0.01">
            <text:p>0.01</text:p>
          </table:table-cell>
          <table:table-cell office:value-type="float" office:value="4.41">
            <text:p>4.41</text:p>
          </table:table-cell>
          <table:table-cell office:value-type="float" office:value="4.39">
            <text:p>4.39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1*(10^([.A96]))" office:value-type="float" office:value="0.001">
            <text:p>0.001</text:p>
          </table:table-cell>
          <table:table-cell office:value-type="float" office:value="4.33">
            <text:p>4.33</text:p>
          </table:table-cell>
          <table:table-cell office:value-type="float" office:value="4.38">
            <text:p>4.3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1*(10^([.A97]))" office:value-type="float" office:value="0.0001">
            <text:p>0.0001</text:p>
          </table:table-cell>
          <table:table-cell office:value-type="float" office:value="4.35">
            <text:p>4.35</text:p>
          </table:table-cell>
          <table:table-cell office:value-type="float" office:value="4.39">
            <text:p>4.39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1*(10^([.A98]))" office:value-type="float" office:value="0.00001">
            <text:p>0.00001</text:p>
          </table:table-cell>
          <table:table-cell office:value-type="float" office:value="4.3">
            <text:p>4.3</text:p>
          </table:table-cell>
          <table:table-cell office:value-type="float" office:value="4.46">
            <text:p>4.46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1*(10^([.A99]))" office:value-type="float" office:value="0.000001">
            <text:p>0.000001</text:p>
          </table:table-cell>
          <table:table-cell office:value-type="float" office:value="4.37">
            <text:p>4.37</text:p>
          </table:table-cell>
          <table:table-cell office:value-type="float" office:value="4.67">
            <text:p>4.67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1*(10^([.A100]))" office:value-type="float" office:value="0.0000001">
            <text:p>0.0000001</text:p>
          </table:table-cell>
          <table:table-cell office:value-type="float" office:value="4.44">
            <text:p>4.44</text:p>
          </table:table-cell>
          <table:table-cell office:value-type="float" office:value="4.51">
            <text:p>4.51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>
            <text:p>adjacent to boundary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141)</text:p>
          </table:table-cell>
          <table:table-cell office:value-type="string">
            <text:p>tidal range (100)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1*(10^([.A116]))" office:value-type="float" office:value="0.0000001">
            <text:p>0.0000001</text:p>
          </table:table-cell>
          <table:table-cell office:value-type="float" office:value="4.4">
            <text:p>4.4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1*(10^([.A117]))" office:value-type="float" office:value="0.000001">
            <text:p>0.000001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1*(10^([.A118]))" office:value-type="float" office:value="0.00001">
            <text:p>0.00001</text:p>
          </table:table-cell>
          <table:table-cell office:value-type="float" office:value="4.4">
            <text:p>4.4</text:p>
          </table:table-cell>
          <table:table-cell office:value-type="float" office:value="4.33">
            <text:p>4.33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1*(10^([.A119]))" office:value-type="float" office:value="0.0001">
            <text:p>0.0001</text:p>
          </table:table-cell>
          <table:table-cell office:value-type="float" office:value="4.38">
            <text:p>4.38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1*(10^([.A120]))" office:value-type="float" office:value="0.001">
            <text:p>0.001</text:p>
          </table:table-cell>
          <table:table-cell office:value-type="float" office:value="4.39">
            <text:p>4.39</text:p>
          </table:table-cell>
          <table:table-cell office:value-type="float" office:value="4.31">
            <text:p>4.31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1*(10^([.A121]))" office:value-type="float" office:value="0.01">
            <text:p>0.01</text:p>
          </table:table-cell>
          <table:table-cell office:value-type="float" office:value="4.43">
            <text:p>4.43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1*(10^([.A122]))" office:value-type="float" office:value="0.1">
            <text:p>0.1</text:p>
          </table:table-cell>
          <table:table-cell office:value-type="float" office:value="4.67">
            <text:p>4.67</text:p>
          </table:table-cell>
          <table:table-cell office:value-type="float" office:value="4.34">
            <text:p>4.34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123]))"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4.33">
            <text:p>4.33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at the boundary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53)</text:p>
          </table:table-cell>
          <table:table-cell table:number-columns-repeated="4"/>
        </table:table-row>
        <table:table-row table:style-name="ro1">
          <table:table-cell office:value-type="float" office:value="-7">
            <text:p>-7</text:p>
          </table:table-cell>
          <table:table-cell table:formula="of:=1*(10^([.A129]))" office:value-type="float" office:value="0.0000001">
            <text:p>0.000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6">
            <text:p>-6</text:p>
          </table:table-cell>
          <table:table-cell table:formula="of:=1*(10^([.A130]))" office:value-type="float" office:value="0.000001">
            <text:p>0.00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5">
            <text:p>-5</text:p>
          </table:table-cell>
          <table:table-cell table:formula="of:=1*(10^([.A131]))" office:value-type="float" office:value="0.00001">
            <text:p>0.0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4">
            <text:p>-4</text:p>
          </table:table-cell>
          <table:table-cell table:formula="of:=1*(10^([.A132]))" office:value-type="float" office:value="0.0001">
            <text:p>0.0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table:formula="of:=1*(10^([.A133]))" office:value-type="float" office:value="0.001">
            <text:p>0.0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2">
            <text:p>-2</text:p>
          </table:table-cell>
          <table:table-cell table:formula="of:=1*(10^([.A134]))" office:value-type="float" office:value="0.01">
            <text:p>0.0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table:formula="of:=1*(10^([.A135]))" office:value-type="float" office:value="0.1">
            <text:p>0.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1*(10^([.A136]))" office:value-type="float" office:value="1">
            <text:p>1</text:p>
          </table:table-cell>
          <table:table-cell office:value-type="float" office:value="4.38">
            <text:p>4.3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pring-neap run</text:p>
          </table:table-cell>
          <table:table-cell table:number-columns-repeated="6"/>
        </table:table-row>
        <table:table-row table:style-name="ro1">
          <table:table-cell office:value-type="string">
            <text:p>order of magnitude</text:p>
          </table:table-cell>
          <table:table-cell office:value-type="string">
            <text:p>sponge layer</text:p>
          </table:table-cell>
          <table:table-cell office:value-type="string">
            <text:p>tidal range (adjacent nodes)</text:p>
          </table:table-cell>
          <table:table-cell office:value-type="string">
            <text:p>file size (bytes)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1*(10^([.A140]))" office:value-type="float" office:value="0.0000001">
            <text:p>0.0000001</text:p>
          </table:table-cell>
          <table:table-cell office:value-type="float" office:value="4.92">
            <text:p>4.92</text:p>
          </table:table-cell>
          <table:table-cell office:value-type="float" office:value="552378836">
            <text:p>552378836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1*(10^([.A141]))" office:value-type="float" office:value="0.000001">
            <text:p>0.000001</text:p>
          </table:table-cell>
          <table:table-cell office:value-type="float" office:value="5.06">
            <text:p>5.06</text:p>
          </table:table-cell>
          <table:table-cell office:value-type="float" office:value="552378836">
            <text:p>552378836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1*(10^([.A142]))" office:value-type="float" office:value="0.00001">
            <text:p>0.00001</text:p>
          </table:table-cell>
          <table:table-cell office:value-type="float" office:value="4.61">
            <text:p>4.61</text:p>
          </table:table-cell>
          <table:table-cell office:value-type="float" office:value="552378836">
            <text:p>552378836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1*(10^([.A143]))" office:value-type="float" office:value="0.0001">
            <text:p>0.0001</text:p>
          </table:table-cell>
          <table:table-cell office:value-type="float" office:value="4.66">
            <text:p>4.66</text:p>
          </table:table-cell>
          <table:table-cell office:value-type="float" office:value="1370808448">
            <text:p>1370808448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1*(10^([.A144]))" office:value-type="float" office:value="0.001">
            <text:p>0.001</text:p>
          </table:table-cell>
          <table:table-cell office:value-type="float" office:value="6.05">
            <text:p>6.05</text:p>
          </table:table-cell>
          <table:table-cell office:value-type="float" office:value="2270181648">
            <text:p>2270181648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1*(10^([.A145]))" office:value-type="float" office:value="0.01">
            <text:p>0.01</text:p>
          </table:table-cell>
          <table:table-cell office:value-type="float" office:value="6.25">
            <text:p>6.25</text:p>
          </table:table-cell>
          <table:table-cell office:value-type="float" office:value="2270181648">
            <text:p>2270181648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1*(10^([.A146]))" office:value-type="float" office:value="0.1">
            <text:p>0.1</text:p>
          </table:table-cell>
          <table:table-cell office:value-type="float" office:value="6.28">
            <text:p>6.28</text:p>
          </table:table-cell>
          <table:table-cell office:value-type="float" office:value="2270181648">
            <text:p>2270181648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1*(10^([.A147]))" office:value-type="float" office:value="1">
            <text:p>1</text:p>
          </table:table-cell>
          <table:table-cell office:value-type="float" office:value="6.12">
            <text:p>6.12</text:p>
          </table:table-cell>
          <table:table-cell office:value-type="float" office:value="2126281936">
            <text:p>212628193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64:Sheet1.F7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6" number:min-integer-digits="1"/>
    </number:number-style>
    <number:number-style style:name="N112">
      <number:number number:decimal-places="6" number:min-integer-digits="1"/>
      <number:text> x 1^{+}</number:text>
    </number:number-style>
    <number:date-style style:name="N113">
      <number:day-of-week/>
      <number:text> </number:text>
      <number:month number:textual="true"/>
      <number:text> </number:text>
      <number:day/>
      <number:text> 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Kay</meta:initial-creator>
    <meta:creation-date>2012-04-24T10:21:25</meta:creation-date>
    <dc:date>2012-05-25T13:59:23</dc:date>
    <dc:creator>Pierre Cazenave</dc:creator>
    <meta:editing-duration>P21DT22H7M32S</meta:editing-duration>
    <meta:editing-cycles>27</meta:editing-cycles>
    <meta:generator>LibreOffice/3.5$Linux_X86_64 LibreOffice_project/235ab8a-3802056-4a8fed3-2d66ea8-e241b80</meta:generator>
    <meta:document-statistic meta:table-count="1" meta:cell-count="33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scatter" chart:style-name="ch1">
        <chart:legend chart:legend-position="end" svg:x="9.949cm" svg:y="3.745cm" style:legend-expansion="high" chart:style-name="ch2"/>
        <chart:plot-area chart:style-name="ch3" table:cell-range-address="Sheet1.D49:Sheet1.D59 Sheet1.F48:Sheet1.F59" chart:data-source-has-labels="row" svg:x="0.77cm" svg:y="0.851cm" svg:width="8.539cm" svg:height="7.535cm">
          <chartooo:coordinate-region svg:x="2.635cm" svg:y="1.05cm" svg:width="6.302cm" svg:height="6.6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9:Sheet1.F59" chart:label-cell-address="Sheet1.F48:Sheet1.F48" chart:class="chart:scatter">
            <chart:domain table:cell-range-address="Sheet1.D49:Sheet1.D59"/>
            <chart:regression-curve chart:style-name="ch8">
              <chart:equation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daily total (coarse)</text:p>
                <draw:g>
                  <svg:desc>Sheet1.F48:Sheet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D49:Sheet1.D59</svg:desc>
                </draw:g>
              </table:table-cell>
              <table:table-cell office:value-type="float" office:value="61.968447316">
                <text:p>61.968447316</text:p>
                <draw:g>
                  <svg:desc>Sheet1.F49:Sheet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619.684477235">
                <text:p>619.684477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6196.84518453">
                <text:p>6196.84518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61968.4930311">
                <text:p>61968.4930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619689.049111">
                <text:p>619689.049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6197302.51359">
                <text:p>6197302.5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2014359.6884">
                <text:p>62014359.6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24437678.626">
                <text:p>624437678.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4812639763">
                <text:p>26.481263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683372958.05">
                <text:p>6683372958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83772347629.9">
                <text:p>8377234762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11cm" xlink:href=".." xlink:type="simple" chart:class="chart:scatter" chart:style-name="ch1">
        <chart:legend chart:legend-position="end" svg:x="11.775cm" svg:y="3.957cm" style:legend-expansion="high" chart:style-name="ch2"/>
        <chart:plot-area chart:style-name="ch3" table:cell-range-address="Sheet1.D49:Sheet1.E59" svg:x="0.77cm" svg:y="0.855cm" svg:width="10.365cm" svg:height="7.556cm">
          <chartooo:coordinate-region svg:x="2.635cm" svg:y="1.054cm" svg:width="8.035cm" svg:height="6.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9:Sheet1.E59" chart:class="chart:scatter">
            <chart:domain table:cell-range-address="Sheet1.D49:Sheet1.D59"/>
            <chart:regression-curve chart:style-name="ch8">
              <chart:equation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Sheet1.D49:Sheet1.D59</svg:desc>
                </draw:g>
              </table:table-cell>
              <table:table-cell office:value-type="float" office:value="3.65294532038">
                <text:p>3.65294532038</text:p>
                <draw:g>
                  <svg:desc>Sheet1.E4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36.5294533455">
                <text:p>36.5294533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365.294547747">
                <text:p>365.294547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3652.94690578">
                <text:p>3652.94690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36529.6118929">
                <text:p>36529.6118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65310.406989">
                <text:p>365310.406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654538.33226">
                <text:p>3654538.33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6694859.8718">
                <text:p>36694859.8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4812639763">
                <text:p>26.4812639763</text:p>
              </table:table-cell>
              <table:table-cell office:value-type="float" office:value="98000000">
                <text:p>98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4657511258.7">
                <text:p>4657511258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6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863cm" svg:y="7.719cm" style:legend-expansion="wide" chart:style-name="ch2"/>
        <chart:plot-area chart:style-name="ch3" table:cell-range-address="Sheet1.B81:Sheet1.E89 Sheet1.C80:Sheet1.E80 Sheet1.C92:Sheet1.C100" chart:data-source-has-labels="row" svg:x="0.756cm" svg:y="0.173cm" svg:width="15.023cm" svg:height="7.686cm">
          <chartooo:coordinate-region svg:x="1.642cm" svg:y="0.373cm" svg:width="13.95cm" svg:height="6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1:Sheet1.C89" chart:label-cell-address="Sheet1.C80:Sheet1.C80" chart:class="chart:scatter">
            <chart:domain table:cell-range-address="Sheet1.B81:Sheet1.B89"/>
            <chart:data-point chart:repeated="9"/>
          </chart:series>
          <chart:series chart:style-name="ch8" chart:values-cell-range-address="Sheet1.D81:Sheet1.D89" chart:label-cell-address="Sheet1.D80:Sheet1.D80" chart:class="chart:scatter">
            <chart:data-point chart:repeated="9"/>
          </chart:series>
          <chart:series chart:style-name="ch9" chart:values-cell-range-address="Sheet1.C93:Sheet1.C100" chart:label-cell-address="Sheet1.C92:Sheet1.C92" chart:class="chart:scatter">
            <chart:domain table:cell-range-address="Sheet1.B93:Sheet1.B100"/>
            <chart:data-point chart:repeated="8"/>
          </chart:series>
          <chart:series chart:style-name="ch10" chart:values-cell-range-address="Sheet1.E81:Sheet1.E89" chart:label-cell-address="Sheet1.E80:Sheet1.E80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all)</text:p>
                <draw:g>
                  <svg:desc>Sheet1.C80:Sheet1.C80</svg:desc>
                </draw:g>
              </table:table-cell>
              <table:table-cell office:value-type="string">
                <text:p>tidal range (selected)</text:p>
                <draw:g>
                  <svg:desc>Sheet1.D80:Sheet1.D8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idal range (220)</text:p>
                <draw:g>
                  <svg:desc>Sheet1.C92:Sheet1.C92</svg:desc>
                </draw:g>
              </table:table-cell>
              <table:table-cell office:value-type="string">
                <text:p>tidal range (adjacent)</text:p>
                <draw:g>
                  <svg:desc>Sheet1.E80:Sheet1.E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81:Sheet1.B89</svg:desc>
                </draw:g>
              </table:table-cell>
              <table:table-cell office:value-type="float" office:value="29.73">
                <text:p>29.73</text:p>
                <draw:g>
                  <svg:desc>Sheet1.C81:Sheet1.C89</svg:desc>
                </draw:g>
              </table:table-cell>
              <table:table-cell office:value-type="float" office:value="21.15">
                <text:p>21.15</text:p>
                <draw:g>
                  <svg:desc>Sheet1.D81:Sheet1.D89</svg:desc>
                </draw:g>
              </table:table-cell>
              <table:table-cell office:value-type="float" office:value="1">
                <text:p>1</text:p>
                <draw:g>
                  <svg:desc>Sheet1.B93:Sheet1.B100</svg:desc>
                </draw:g>
              </table:table-cell>
              <table:table-cell office:value-type="float" office:value="4.38">
                <text:p>4.38</text:p>
                <draw:g>
                  <svg:desc>Sheet1.C93:Sheet1.C100</svg:desc>
                </draw:g>
              </table:table-cell>
              <table:table-cell office:value-type="float" office:value="NaN">
                <text:p>NaN</text:p>
                <draw:g>
                  <svg:desc>Sheet1.E81:Sheet1.E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53">
                <text:p>4.53</text:p>
              </table:table-cell>
              <table:table-cell office:value-type="float" office:value="4.27">
                <text:p>4.27</text:p>
              </table:table-cell>
              <table:table-cell office:value-type="float" office:value="0.1">
                <text:p>0.1</text:p>
              </table:table-cell>
              <table:table-cell office:value-type="float" office:value="4.37">
                <text:p>4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.71">
                <text:p>4.71</text:p>
              </table:table-cell>
              <table:table-cell office:value-type="float" office:value="4.45">
                <text:p>4.45</text:p>
              </table:table-cell>
              <table:table-cell office:value-type="float" office:value="0.01">
                <text:p>0.01</text:p>
              </table:table-cell>
              <table:table-cell office:value-type="float" office:value="4.41">
                <text:p>4.41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4.57">
                <text:p>4.57</text:p>
              </table:table-cell>
              <table:table-cell office:value-type="float" office:value="4.35">
                <text:p>4.35</text:p>
              </table:table-cell>
              <table:table-cell office:value-type="float" office:value="0.001">
                <text:p>0.001</text:p>
              </table:table-cell>
              <table:table-cell office:value-type="float" office:value="4.33">
                <text:p>4.3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4.39">
                <text:p>4.39</text:p>
              </table:table-cell>
              <table:table-cell office:value-type="float" office:value="4.34">
                <text:p>4.34</text:p>
              </table:table-cell>
              <table:table-cell office:value-type="float" office:value="0.0001">
                <text:p>0.0001</text:p>
              </table:table-cell>
              <table:table-cell office:value-type="float" office:value="4.35">
                <text:p>4.3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5.54">
                <text:p>5.54</text:p>
              </table:table-cell>
              <table:table-cell office:value-type="float" office:value="4.54">
                <text:p>4.54</text:p>
              </table:table-cell>
              <table:table-cell office:value-type="float" office:value="0.00001">
                <text:p>0.00001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">
                <text:p>0.00001</text:p>
              </table:table-cell>
              <table:table-cell office:value-type="float" office:value="4.81">
                <text:p>4.81</text:p>
              </table:table-cell>
              <table:table-cell office:value-type="float" office:value="4.42">
                <text:p>4.42</text:p>
              </table:table-cell>
              <table:table-cell office:value-type="float" office:value="0.000001">
                <text:p>0.000001</text:p>
              </table:table-cell>
              <table:table-cell office:value-type="float" office:value="4.37">
                <text:p>4.37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">
                <text:p>0.000001</text:p>
              </table:table-cell>
              <table:table-cell office:value-type="float" office:value="5.44">
                <text:p>5.44</text:p>
              </table:table-cell>
              <table:table-cell office:value-type="float" office:value="4.52">
                <text:p>4.52</text:p>
              </table:table-cell>
              <table:table-cell office:value-type="float" office:value="0.0000001">
                <text:p>0.0000001</text:p>
              </table:table-cell>
              <table:table-cell office:value-type="float" office:value="4.44">
                <text:p>4.44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1">
                <text:p>0.0000001</text:p>
              </table:table-cell>
              <table:table-cell office:value-type="float" office:value="5.06">
                <text:p>5.06</text:p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">
                <text:p>4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273cm" svg:y="8.217cm" style:legend-expansion="wide" chart:style-name="ch2"/>
        <chart:plot-area chart:style-name="ch3" table:cell-range-address="Sheet1.B92:Sheet1.D100" chart:data-source-has-labels="row" svg:x="0.77cm" svg:y="0.855cm" svg:width="14.59cm" svg:height="6.762cm">
          <chartooo:coordinate-region svg:x="1.552cm" svg:y="1.055cm" svg:width="13.714cm" svg:height="5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3:Sheet1.C100" chart:label-cell-address="Sheet1.C92:Sheet1.C92" chart:class="chart:scatter">
            <chart:domain table:cell-range-address="Sheet1.B93:Sheet1.B100"/>
            <chart:data-point chart:repeated="8"/>
          </chart:series>
          <chart:series chart:style-name="ch8" chart:values-cell-range-address="Sheet1.D93:Sheet1.D100" chart:label-cell-address="Sheet1.D92:Sheet1.D92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220)</text:p>
                <draw:g>
                  <svg:desc>Sheet1.C92:Sheet1.C92</svg:desc>
                </draw:g>
              </table:table-cell>
              <table:table-cell office:value-type="string">
                <text:p>tidal range (230)</text:p>
                <draw:g>
                  <svg:desc>Sheet1.D92:Sheet1.D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93:Sheet1.B100</svg:desc>
                </draw:g>
              </table:table-cell>
              <table:table-cell office:value-type="float" office:value="4.38">
                <text:p>4.38</text:p>
                <draw:g>
                  <svg:desc>Sheet1.C93:Sheet1.C100</svg:desc>
                </draw:g>
              </table:table-cell>
              <table:table-cell office:value-type="float" office:value="4.63">
                <text:p>4.63</text:p>
                <draw:g>
                  <svg:desc>Sheet1.D93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37">
                <text:p>4.37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41">
                <text:p>4.41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4.33">
                <text:p>4.3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4.35">
                <text:p>4.35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">
                <text:p>0.00001</text:p>
              </table:table-cell>
              <table:table-cell office:value-type="float" office:value="4.3">
                <text:p>4.3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">
                <text:p>0.000001</text:p>
              </table:table-cell>
              <table:table-cell office:value-type="float" office:value="4.37">
                <text:p>4.3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4.44">
                <text:p>4.44</text:p>
              </table:table-cell>
              <table:table-cell office:value-type="float" office:value="4.51">
                <text:p>4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273cm" svg:y="8.217cm" style:legend-expansion="wide" chart:style-name="ch2"/>
        <chart:plot-area chart:style-name="ch3" table:cell-range-address="Sheet1.B115:Sheet1.D123" chart:data-source-has-labels="row" svg:x="0.77cm" svg:y="0.855cm" svg:width="14.59cm" svg:height="6.762cm">
          <chartooo:coordinate-region svg:x="1.552cm" svg:y="1.054cm" svg:width="13.714cm" svg:height="5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16:Sheet1.C123" chart:label-cell-address="Sheet1.C115:Sheet1.C115" chart:class="chart:scatter">
            <chart:domain table:cell-range-address="Sheet1.B116:Sheet1.B123"/>
            <chart:data-point chart:repeated="8"/>
          </chart:series>
          <chart:series chart:style-name="ch8" chart:values-cell-range-address="Sheet1.D116:Sheet1.D123" chart:label-cell-address="Sheet1.D115:Sheet1.D115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141)</text:p>
                <draw:g>
                  <svg:desc>Sheet1.C115:Sheet1.C115</svg:desc>
                </draw:g>
              </table:table-cell>
              <table:table-cell office:value-type="string">
                <text:p>tidal range (100)</text:p>
                <draw:g>
                  <svg:desc>Sheet1.D115:Sheet1.D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Sheet1.B116:Sheet1.B123</svg:desc>
                </draw:g>
              </table:table-cell>
              <table:table-cell office:value-type="float" office:value="4.4">
                <text:p>4.4</text:p>
                <draw:g>
                  <svg:desc>Sheet1.C116:Sheet1.C123</svg:desc>
                </draw:g>
              </table:table-cell>
              <table:table-cell office:value-type="float" office:value="4.25">
                <text:p>4.25</text:p>
                <draw:g>
                  <svg:desc>Sheet1.D116:Sheet1.D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4.4">
                <text:p>4.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4.38">
                <text:p>4.3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4.39">
                <text:p>4.39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4.43">
                <text:p>4.4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4.67">
                <text:p>4.67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33">
                <text:p>4.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387cm" svg:y="8.217cm" style:legend-expansion="wide" chart:style-name="ch2"/>
        <chart:plot-area chart:style-name="ch3" table:cell-range-address="Sheet1.B139:Sheet1.D147" chart:data-source-has-labels="row" svg:x="0.77cm" svg:y="0.855cm" svg:width="14.59cm" svg:height="6.762cm">
          <chartooo:coordinate-region svg:x="1.551cm" svg:y="1.054cm" svg:width="11.705cm" svg:height="5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140:Sheet1.C147" chart:label-cell-address="Sheet1.C139:Sheet1.C139" chart:class="chart:scatter">
            <chart:domain table:cell-range-address="Sheet1.B140:Sheet1.B147"/>
            <chart:data-point chart:repeated="8"/>
          </chart:series>
          <chart:series chart:attached-axis="secondary-y" chart:style-name="ch9" chart:values-cell-range-address="Sheet1.D140:Sheet1.D147" chart:label-cell-address="Sheet1.D139:Sheet1.D13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dal range (adjacent nodes)</text:p>
                <draw:g>
                  <svg:desc>Sheet1.C139:Sheet1.C139</svg:desc>
                </draw:g>
              </table:table-cell>
              <table:table-cell office:value-type="string">
                <text:p>file size (bytes)</text:p>
                <draw:g>
                  <svg:desc>Sheet1.D139:Sheet1.D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Sheet1.B140:Sheet1.B147</svg:desc>
                </draw:g>
              </table:table-cell>
              <table:table-cell office:value-type="float" office:value="4.92">
                <text:p>4.92</text:p>
                <draw:g>
                  <svg:desc>Sheet1.C140:Sheet1.C147</svg:desc>
                </draw:g>
              </table:table-cell>
              <table:table-cell office:value-type="float" office:value="552378836">
                <text:p>552378836</text:p>
                <draw:g>
                  <svg:desc>Sheet1.D140:Sheet1.D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">
                <text:p>0.000001</text:p>
              </table:table-cell>
              <table:table-cell office:value-type="float" office:value="5.06">
                <text:p>5.06</text:p>
              </table:table-cell>
              <table:table-cell office:value-type="float" office:value="552378836">
                <text:p>552378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4.61">
                <text:p>4.61</text:p>
              </table:table-cell>
              <table:table-cell office:value-type="float" office:value="552378836">
                <text:p>552378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4.66">
                <text:p>4.66</text:p>
              </table:table-cell>
              <table:table-cell office:value-type="float" office:value="1370808448">
                <text:p>1370808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6.05">
                <text:p>6.05</text:p>
              </table:table-cell>
              <table:table-cell office:value-type="float" office:value="2270181648">
                <text:p>2270181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6.25">
                <text:p>6.25</text:p>
              </table:table-cell>
              <table:table-cell office:value-type="float" office:value="2270181648">
                <text:p>2270181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6.28">
                <text:p>6.28</text:p>
              </table:table-cell>
              <table:table-cell office:value-type="float" office:value="2270181648">
                <text:p>2270181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.12">
                <text:p>6.12</text:p>
              </table:table-cell>
              <table:table-cell office:value-type="float" office:value="2126281936">
                <text:p>21262819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